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Mono Slanted" svg:font-family="'Latin Modern Mono Slanted'"/>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style style:name="P2" style:family="paragraph" style:parent-style-name="Standard">
      <style:text-properties style:font-name="Times"/>
    </style:style>
    <style:style style:name="P3" style:family="paragraph" style:parent-style-name="Heading_20_2">
      <style:text-properties style:font-name="Times" fo:font-size="12pt" style:font-size-asian="12pt" style:font-size-complex="12pt"/>
    </style:style>
    <style:style style:name="P4" style:family="paragraph" style:parent-style-name="Standard">
      <style:text-properties style:font-name="Times"/>
    </style:style>
    <style:style style:name="P5" style:family="paragraph" style:parent-style-name="Standard">
      <style:text-properties style:font-name="Times" officeooo:paragraph-rsid="000cbe33"/>
    </style:style>
    <style:style style:name="P6" style:family="paragraph" style:parent-style-name="Standard">
      <style:paragraph-properties fo:margin-top="0.199cm" fo:margin-bottom="0.199cm" style:contextual-spacing="false" text:number-lines="false" text:line-number="0"/>
      <style:text-properties style:font-name="Times"/>
    </style:style>
    <style:style style:name="P7" style:family="paragraph" style:parent-style-name="Standard" style:list-style-name="L1">
      <style:paragraph-properties fo:margin-top="0.199cm" fo:margin-bottom="0.199cm" style:contextual-spacing="false" text:number-lines="false" text:line-number="0"/>
      <style:text-properties style:font-name="Times"/>
    </style:style>
    <style:style style:name="P8" style:family="paragraph" style:parent-style-name="Standard" style:list-style-name="L1">
      <style:paragraph-properties fo:margin-top="0.199cm" fo:margin-bottom="0.199cm" style:contextual-spacing="false" text:number-lines="false" text:line-number="0"/>
      <style:text-properties officeooo:paragraph-rsid="000eb90d"/>
    </style:style>
    <style:style style:name="P9" style:family="paragraph" style:parent-style-name="Standard" style:list-style-name="L1">
      <style:paragraph-properties fo:margin-top="0.199cm" fo:margin-bottom="0.199cm" style:contextual-spacing="false" text:number-lines="false" text:line-number="0"/>
      <style:text-properties officeooo:rsid="000eb90d" officeooo:paragraph-rsid="000eb90d"/>
    </style:style>
    <style:style style:name="T1" style:family="text">
      <style:text-properties style:font-name="Times"/>
    </style:style>
    <style:style style:name="T2" style:family="text">
      <style:text-properties style:font-name="Times" fo:language="en" fo:country="AU"/>
    </style:style>
    <style:style style:name="T3" style:family="text">
      <style:text-properties style:font-name="Times" officeooo:rsid="000eb90d"/>
    </style:style>
    <style:style style:name="T4" style:family="text">
      <style:text-properties officeooo:rsid="000cbe33"/>
    </style:style>
    <style:style style:name="T5" style:family="text">
      <style:text-properties fo:font-style="italic" style:font-style-asian="italic" style:font-style-complex="italic"/>
    </style:style>
    <style:style style:name="T6" style:family="text">
      <style:text-properties officeooo:rsid="000eb90d"/>
    </style:style>
    <style:style style:name="T7" style:family="text">
      <style:text-properties style:font-name="Latin Modern Mono Slanted" officeooo:rsid="000eb90d"/>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Ingredients</text:h>
      <text:p text:style-name="Standard"><text:span text:style-name="T1">4 to 6 medium </text:span><text:span text:style-name="T2">potatoes</text:span><text:span text:style-name="T1">, peeled and sliced into slices</text:span></text:p>
      <text:p text:style-name="P2">1 large onion cut into thin slices</text:p>
      <text:p text:style-name="P2">1 cup sour cream</text:p>
      <text:p text:style-name="P5">½ cup <text:span text:style-name="T4">chopped rindless bacon</text:span></text:p>
      <text:p text:style-name="P2">½ cup tasty cheese, grated </text:p>
      <text:p text:style-name="P2">spring onions (optional)</text:p>
      <text:h text:style-name="P3" text:outline-level="2">Method</text:h>
      <text:list xml:id="list836296105" text:style-name="L1">
        <text:list-item>
          <text:p text:style-name="P7">Layer potato and onions <text:span text:style-name="T4">and chopped bacon </text:span>into a 2 litre casserole dish.</text:p>
        </text:list-item>
        <text:list-item>
          <text:p text:style-name="P7">Pour over sour cream.</text:p>
        </text:list-item>
        <text:list-item>
          <text:p text:style-name="P7">Sprinkle with grated cheese.</text:p>
        </text:list-item>
        <text:list-item>
          <text:p text:style-name="P8"><text:span text:style-name="T1">Cover and </text:span><text:span text:style-name="T3">bake </text:span><text:span text:style-name="T1">for </text:span><text:span text:style-name="T3">4</text:span><text:span text:style-name="T1">0 minutes </text:span><text:span text:style-name="T3">on 180</text:span><text:span text:style-name="T7">°</text:span><text:span text:style-name="T3">C oven </text:span></text:p>
        </text:list-item>
        <text:list-item>
          <text:p text:style-name="P8"><text:span text:style-name="T3">Uncover and sprinkle with cheese for 20 minutes or </text:span><text:span text:style-name="T1">until </text:span><text:span text:style-name="T3">potato is tender</text:span><text:span text:style-name="T1">.</text:span></text:p>
        </text:list-item>
        <text:list-item>
          <text:p text:style-name="P9"><text:span text:style-name="T1">Stand 10 minutes before serving</text:span></text:p>
        </text:list-item>
      </text:list>
      <text:p text:style-name="P6"><text:span text:style-name="T5">Serves 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Mono Slanted" svg:font-family="'Latin Modern Mono Slanted'"/>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otato Bake</text:p>
      </style:head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1.1.0$Linux_X86_64 LibreOffice_project/00$Build-1</meta:generator>
    <meta:initial-creator>Frank Jung</meta:initial-creator>
    <meta:creation-date>2005-05-29T17:10:13</meta:creation-date>
    <dc:creator>Frank H</dc:creator>
    <dc:date>2020-08-29T10:52:49.406480922</dc:date>
    <dc:language>en-AU</dc:language>
    <meta:editing-cycles>8</meta:editing-cycles>
    <meta:editing-duration>PT8M45S</meta:editing-duration>
    <meta:document-statistic meta:table-count="0" meta:image-count="0" meta:object-count="0" meta:page-count="1" meta:paragraph-count="16" meta:word-count="94" meta:character-count="500" meta:non-whitespace-character-count="426"/>
    <meta:user-defined meta:name="Info 1"/>
    <meta:user-defined meta:name="Info 2"/>
    <meta:user-defined meta:name="Info 3"/>
    <meta:user-defined meta:name="Info 4"/>
  </office:meta>
</office:document-meta>
</file>